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3</text:p>
          </table:table-cell>
          <table:table-cell office:value-type="string">
            <text:p>Sacabambaspis</text:p>
          </table:table-cell>
          <table:table-cell office:value-type="string">
            <text:p>Surprise Fac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istory of the Internet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4</text:p>
          </table:table-cell>
          <table:table-cell office:value-type="string">
            <text:p>Shastasaurus</text:p>
          </table:table-cell>
          <table:table-cell office:value-type="string">
            <text:p>Reptile Wrangl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6</text:p>
          </table:table-cell>
          <table:table-cell office:value-type="string">
            <text:p>Styxosaurus</text:p>
          </table:table-cell>
          <table:table-cell office:value-type="string">
            <text:p>Styx it to the M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Had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6</text:p>
          </table:table-cell>
          <table:table-cell office:value-type="string">
            <text:p>Thalattoarchon</text:p>
          </table:table-cell>
          <table:table-cell office:value-type="string">
            <text:p>Sovereign of the Se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6</text:p>
          </table:table-cell>
          <table:table-cell office:value-type="string">
            <text:p>Tiktaalik</text:p>
          </table:table-cell>
          <table:table-cell office:value-type="string">
            <text:p>It Started Out With a Fish..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2</text:p>
          </table:table-cell>
          <table:table-cell office:value-type="string">
            <text:p>Tylosaurus</text:p>
          </table:table-cell>
          <table:table-cell office:value-type="string">
            <text:p>No Escap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4</text:p>
          </table:table-cell>
          <table:table-cell office:value-type="string">
            <text:p>Wahlisaurus</text:p>
          </table:table-cell>
          <table:table-cell office:value-type="string">
            <text:p>Wahl to Wah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5">25/03/2026</text:date>, <text:time>16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25T16:36:25.36</dc:date>
    <meta:editing-duration>PT16H19M48S</meta:editing-duration>
    <meta:editing-cycles>306</meta:editing-cycles>
    <meta:generator>OpenOffice/4.1.14$Win32 OpenOffice.org_project/4114m1$Build-9811</meta:generator>
    <dc:creator>Cecil La</dc:creator>
    <meta:document-statistic meta:table-count="2" meta:cell-count="7299" meta:object-count="0"/>
  </office:meta>
</office:document-meta>
</file>